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Ушакова Галина Викто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Зарплата</text:p>
          </table:table-cell>
          <table:table-cell office:value-type="string">
            <text:p>Штрафы</text:p>
          </table:table-cell>
          <table:table-cell office:value-type="string">
            <text:p>К выплате</text:p>
          </table:table-cell>
        </table:table-row>
        <table:table-row table:style-name="ro1">
          <table:table-cell office:value-type="string">
            <text:p>43000 руб.</text:p>
          </table:table-cell>
          <table:table-cell office:value-type="string">
            <text:p>0 руб.</text:p>
          </table:table-cell>
          <table:table-cell office:value-type="string">
            <text:p>43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12:28.57</dc:date>
    <meta:editing-duration>P0D</meta:editing-duration>
    <meta:editing-cycles>1</meta:editing-cycles>
    <meta:document-statistic meta:table-count="3" meta:cell-count="10" meta:object-count="0"/>
    <meta:generator>OpenOffice/4.0.1$Win32 OpenOffice.org_project/401m5$Build-9714</meta:generator>
  </office:meta>
</office:document-meta>
</file>